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n double #000000" style:vertical-align="automatic" fo:background-color="#FFD7D7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3" style:family="table-cell" style:parent-style-name="Default" style:data-style-name="N30">
      <style:table-cell-properties fo:border="thin solid #000000" style:vertical-align="automatic" fo:background-color="#FFF2CC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4" style:family="table-cell" style:parent-style-name="Default" style:data-style-name="N30">
      <style:table-cell-properties fo:border="thin solid #000000" style:vertical-align="automatic" fo:wrap-option="wrap" fo:background-color="#FFF2CC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5" style:family="table-cell" style:parent-style-name="Default" style:data-style-name="N30">
      <style:table-cell-properties fo:border="thin solid #000000" style:vertical-align="automatic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6" style:family="table-cell" style:parent-style-name="Default" style:data-style-name="N30">
      <style:table-cell-properties fo:border="thin solid #000000" style:vertical-align="automatic" fo:wrap-option="wrap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7" style:family="table-cell" style:parent-style-name="Default" style:data-style-name="N30">
      <style:table-cell-properties fo:border="thin solid #000000" style:vertical-align="automatic" fo:background-color="#FFD7D7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8" style:family="table-cell" style:parent-style-name="Default" style:data-style-name="N30">
      <style:table-cell-properties fo:border-top="thin double #000000" fo:border-bottom="thin solid #000000" fo:border-left="thin solid #000000" fo:border-right="thin solid #000000" style:vertical-align="automatic" fo:background-color="#FFD7D7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0">
      <style:table-cell-properties fo:border-top="thin double #000000" fo:border-bottom="thin double #000000" fo:border-left="thin solid #000000" fo:border-right="thin solid #000000"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0" style:family="table-cell" style:parent-style-name="Default" style:data-style-name="N30">
      <style:table-cell-properties fo:border-top="thin double #000000" fo:border-bottom="thin solid #000000" fo:border-left="thin solid #000000" fo:border-right="thin solid #000000"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1" style:family="table-cell" style:parent-style-name="Default" style:data-style-name="N0">
      <style:table-cell-properties fo:border-top="thin double #000000" fo:border-bottom="thin solid #000000" fo:border-left="thin solid #000000" fo:border-right="thin solid #000000" fo:background-color="transparent"/>
    </style:style>
    <style:style style:name="ce12" style:family="table-cell" style:parent-style-name="Default" style:data-style-name="N30">
      <style:table-cell-properties fo:border="thin solid #000000" style:vertical-align="automatic" fo:background-color="#FFD7D7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3" style:family="table-cell" style:parent-style-name="Default" style:data-style-name="N30">
      <style:table-cell-properties fo:border="thin solid #000000"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4" style:family="table-cell" style:parent-style-name="Default" style:data-style-name="N0">
      <style:table-cell-properties fo:border="thin solid #000000" fo:background-color="transparent"/>
    </style:style>
    <style:style style:name="ce15" style:family="table-cell" style:parent-style-name="Default" style:data-style-name="N30">
      <style:table-cell-properties fo:border-top="thin double #000000" fo:border-bottom="thin solid #000000" fo:border-left="thin solid #000000" fo:border-right="thin solid #000000" style:vertical-align="automatic" fo:wrap-option="wrap" fo:background-color="transparent" style:cell-protect="hidden-and-protected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6" style:family="table-cell" style:parent-style-name="Default" style:data-style-name="N30">
      <style:table-cell-properties fo:border-top="thin double #000000" fo:border-bottom="thin double #000000" fo:border-left="thin solid #000000" fo:border-right="thin solid #000000" style:vertical-align="automatic" fo:wrap-option="wrap" fo:background-color="transparent" style:cell-protect="hidden-and-protected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7" style:family="table-cell" style:parent-style-name="Default" style:data-style-name="N0">
      <style:table-cell-properties fo:border-top="thin double #000000" fo:border-bottom="thin solid #000000" fo:border-left="thin solid #000000" fo:border-right="thin solid #000000" style:vertical-align="automatic" fo:wrap-option="wrap" fo:background-color="transparent"/>
    </style:style>
    <style:style style:name="ce18" style:family="table-cell" style:parent-style-name="Default" style:data-style-name="N0">
      <style:table-cell-properties fo:border="thin solid #000000" style:vertical-align="automatic" fo:wrap-option="wrap" fo:background-color="transparent"/>
    </style:style>
    <style:style style:name="ce19" style:family="table-cell" style:parent-style-name="Default" style:data-style-name="N0">
      <style:table-cell-properties fo:border-top="thin double #000000" fo:border-bottom="thin double #000000" fo:border-left="thin solid #000000" fo:border-right="thin solid #000000" style:vertical-align="automatic" fo:wrap-option="wrap" fo:background-color="transparent"/>
    </style:style>
    <style:style style:name="co1" style:family="table-column">
      <style:table-column-properties fo:break-before="auto" style:column-width="2.72520833333333cm"/>
    </style:style>
    <style:style style:name="co2" style:family="table-column">
      <style:table-column-properties fo:break-before="auto" style:column-width="5.60916666666667cm"/>
    </style:style>
    <style:style style:name="co3" style:family="table-column">
      <style:table-column-properties fo:break-before="auto" style:column-width="6.24416666666667cm"/>
    </style:style>
    <style:style style:name="co4" style:family="table-column">
      <style:table-column-properties fo:break-before="auto" style:column-width="4.15395833333333cm"/>
    </style:style>
    <style:style style:name="co5" style:family="table-column">
      <style:table-column-properties fo:break-before="auto" style:column-width="7.40833333333333cm"/>
    </style:style>
    <style:style style:name="co6" style:family="table-column">
      <style:table-column-properties fo:break-before="auto" style:column-width="5.87375cm"/>
    </style:style>
    <style:style style:name="co7" style:family="table-column">
      <style:table-column-properties fo:break-before="auto" style:column-width="3.96875cm"/>
    </style:style>
    <style:style style:name="co8" style:family="table-column">
      <style:table-column-properties fo:break-before="auto" style:column-width="5.97958333333333cm"/>
    </style:style>
    <style:style style:name="co9" style:family="table-column">
      <style:table-column-properties fo:break-before="auto" style:column-width="4.47145833333333cm"/>
    </style:style>
    <style:style style:name="co10" style:family="table-column">
      <style:table-column-properties fo:break-before="auto" style:column-width="4.10104166666667cm"/>
    </style:style>
    <style:style style:name="co11" style:family="table-column">
      <style:table-column-properties fo:break-before="auto" style:column-width="1.905cm"/>
    </style:style>
    <style:style style:name="ro1" style:family="table-row">
      <style:table-row-properties style:row-height="34.3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7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1015" table:default-cell-style-name="ce5"/>
        <table:table-column table:style-name="co11" table:number-columns-repeated="15360" table:default-cell-style-name="ce1"/>
        <table:table-row table:style-name="ro1">
          <table:table-cell office:value-type="string" table:style-name="ce2">
            <text:p>ID-test case</text:p>
          </table:table-cell>
          <table:table-cell office:value-type="string" table:style-name="ce2">
            <text:p>Название тест-кейса</text:p>
          </table:table-cell>
          <table:table-cell office:value-type="string" table:style-name="ce2">
            <text:p>Предусловие</text:p>
          </table:table-cell>
          <table:table-cell office:value-type="string" table:style-name="ce2">
            <text:p>Номер шага</text:p>
          </table:table-cell>
          <table:table-cell office:value-type="string" table:style-name="ce2">
            <text:p>Описание шага</text:p>
          </table:table-cell>
          <table:table-cell office:value-type="string" table:style-name="ce2">
            <text:p>Ожидаемый результат</text:p>
          </table:table-cell>
          <table:table-cell office:value-type="string" table:style-name="ce2">
            <text:p>Окружение</text:p>
          </table:table-cell>
          <table:table-cell office:value-type="string" table:style-name="ce2">
            <text:p>Фактический результат</text:p>
          </table:table-cell>
          <table:table-cell office:value-type="string" table:style-name="ce2">
            <text:p>ID багрепорта</text:p>
          </table:table-cell>
          <table:table-cell table:number-columns-repeated="16375" table:style-name="ce2"/>
        </table:table-row>
        <table:table-row table:style-name="ro1">
          <table:table-cell office:value-type="string" table:number-columns-spanned="1" table:number-rows-spanned="5" table:style-name="ce8">
            <text:p>001</text:p>
          </table:table-cell>
          <table:table-cell office:value-type="string" table:number-columns-spanned="1" table:number-rows-spanned="5" table:style-name="ce9">
            <text:p>Отображение стоимости и времени в пути "Такси", если время начала пути = 05:00<text:s/></text:p>
          </table:table-cell>
          <table:table-cell office:value-type="string" table:number-columns-spanned="1" table:number-rows-spanned="5" table:style-name="ce9">
            <text:p>Заходим на сайт / в приложение Яндкс.Маршруты: https://prostokakayato.ru</text:p>
          </table:table-cell>
          <table:table-cell office:value-type="string" table:style-name="ce3">
            <text:p>1</text:p>
          </table:table-cell>
          <table:table-cell office:value-type="string" table:style-name="ce4">
            <text:p>Указываем в поле “Время</text:p>
            <text:p>начала поездки” 05:00</text:p>
          </table:table-cell>
          <table:table-cell office:value-type="string" table:number-columns-spanned="1" table:number-rows-spanned="5" table:style-name="ce16">
            <text:p>Отображается выбранный маршрут: на карте есть точка "А", линия маршрута, точка "В". <text:s text:c="2"/>Отображается результат поиска:</text:p>
            <text:p>время поездки и</text:p>
            <text:p>стоимость с учетом</text:p>
            <text:p>начала пути.</text:p>
            <text:p>Такси ≈ 22 руб.</text:p>
            <text:p>В пути 2 мин. <text:s text:c="17"/>Отображается кнопка: "Вызвать такси"</text:p>
          </table:table-cell>
          <table:table-cell office:value-type="string" table:number-columns-spanned="1" table:number-rows-spanned="5" table:style-name="ce19">
            <text:p>ОС: Linux, Microsoft Windows, Android Браузеры: Mozilla Firefox 82.0, Yandex Браузер 20.9.3 Приложение: Яндекс.Маршруты</text:p>
          </table:table-cell>
          <table:table-cell table:number-columns-spanned="1" table:number-rows-spanned="5" table:style-name="ce11"/>
          <table:table-cell table:number-columns-spanned="1" table:number-rows-spanned="5" table:style-name="ce11"/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2</text:p>
          </table:table-cell>
          <table:table-cell office:value-type="string" table:style-name="ce6">
            <text:p>Вводим в поле “Откуда”</text:p>
            <text:p>Адрес: “Усачёва, 3”</text:p>
          </table:table-cell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3</text:p>
          </table:table-cell>
          <table:table-cell office:value-type="string" table:style-name="ce6">
            <text:p>Вводим в поле “Куда”</text:p>
            <text:p>Адрес: “Комсомольский проспект, 18”</text:p>
          </table:table-cell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4</text:p>
          </table:table-cell>
          <table:table-cell office:value-type="string" table:style-name="ce6">
            <text:p>Выбираем режим “Свой”</text:p>
          </table:table-cell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5</text:p>
          </table:table-cell>
          <table:table-cell office:value-type="string" table:style-name="ce6">
            <text:p>Выбираем транспорт</text:p>
            <text:p>“Такси”</text:p>
          </table:table-cell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table-cell office:value-type="string" table:number-columns-spanned="1" table:number-rows-spanned="5" table:style-name="ce12">
            <text:p>002</text:p>
          </table:table-cell>
          <table:table-cell office:value-type="string" table:number-columns-spanned="1" table:number-rows-spanned="5" table:style-name="ce9">
            <text:p>Отображение стоимости и времени в пути "Такси",если время начала пути = 00:01</text:p>
          </table:table-cell>
          <table:table-cell office:value-type="string" table:number-columns-spanned="1" table:number-rows-spanned="5" table:style-name="ce9">
            <text:p>Заходим на сайт / в приложение Яндкс.Маршруты: https://prostokakayato.ru</text:p>
          </table:table-cell>
          <table:table-cell office:value-type="string" table:style-name="ce3">
            <text:p>1</text:p>
          </table:table-cell>
          <table:table-cell office:value-type="string" table:style-name="ce4">
            <text:p>Указываем в поле “Время</text:p>
            <text:p>Начала поездки” 00:01</text:p>
          </table:table-cell>
          <table:table-cell office:value-type="string" table:number-columns-spanned="1" table:number-rows-spanned="5" table:style-name="ce16">
            <text:p>Отображается выбранный маршрут: на карте есть точка "А", линия маршрута, точка "В". <text:s text:c="2"/>Отображается результат поиска:</text:p>
            <text:p>время поездки и</text:p>
            <text:p>стоимость с учетом</text:p>
            <text:p>начала пути.</text:p>
            <text:p>Такси ≈ 22 руб.</text:p>
            <text:p>В пути 2 мин. <text:s text:c="17"/>Отображается кнопка: "Вызвать такси"</text:p>
          </table:table-cell>
          <table:table-cell office:value-type="string" table:number-columns-spanned="1" table:number-rows-spanned="5" table:style-name="ce19">
            <text:p>ОС: Linux, Microsoft Windows, Android Браузеры: Mozilla Firefox 82.0, Yandex Браузер 20.9.3 Приложение: Яндекс.Маршруты</text:p>
          </table:table-cell>
          <table:table-cell table:number-columns-spanned="1" table:number-rows-spanned="5" table:style-name="ce14"/>
          <table:table-cell table:number-columns-spanned="1" table:number-rows-spanned="5" table:style-name="ce14"/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2</text:p>
          </table:table-cell>
          <table:table-cell office:value-type="string" table:style-name="ce6">
            <text:p>Вводим в поле “Откуда”</text:p>
            <text:p>Адрес: “Усачёва, 3”</text:p>
          </table:table-cell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3</text:p>
          </table:table-cell>
          <table:table-cell office:value-type="string" table:style-name="ce6">
            <text:p>Вводим в поле “Куда”</text:p>
            <text:p>Адрес: “Зубовский бульвар, 37”</text:p>
          </table:table-cell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4</text:p>
          </table:table-cell>
          <table:table-cell office:value-type="string" table:style-name="ce6">
            <text:p>Выбираем режим “Свой”</text:p>
          </table:table-cell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5</text:p>
          </table:table-cell>
          <table:table-cell office:value-type="string" table:style-name="ce6">
            <text:p>Выбираем транспорт “Такси”</text:p>
          </table:table-cell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table-cell office:value-type="string" table:number-columns-spanned="1" table:number-rows-spanned="5" table:style-name="ce12">
            <text:p>003</text:p>
          </table:table-cell>
          <table:table-cell office:value-type="string" table:number-columns-spanned="1" table:number-rows-spanned="5" table:style-name="ce9">
            <text:p>Отображение стоимости и времени в пути, если время начала пути = 08:00</text:p>
          </table:table-cell>
          <table:table-cell office:value-type="string" table:number-columns-spanned="1" table:number-rows-spanned="5" table:style-name="ce9">
            <text:p>Заходим на сайт / в приложение Яндкс.Маршруты: https://prostokakayato.ru</text:p>
          </table:table-cell>
          <table:table-cell office:value-type="string" table:style-name="ce3">
            <text:p>1</text:p>
          </table:table-cell>
          <table:table-cell office:value-type="string" table:style-name="ce4">
            <text:p>Указываем в поле “Время</text:p>
            <text:p>Начала поездки” 08:00</text:p>
          </table:table-cell>
          <table:table-cell office:value-type="string" table:number-columns-spanned="1" table:number-rows-spanned="5" table:style-name="ce16">
            <text:p>Отображается выбранный маршрут: на карте есть точка "А", линия маршрута, точка "В". <text:s text:c="2"/>Отображается результат поиска:</text:p>
            <text:p>время поездки и</text:p>
            <text:p>стоимость с учетом</text:p>
            <text:p>начала пути.</text:p>
            <text:p>Такси ≈ 22 руб.</text:p>
            <text:p>В пути 2 мин. <text:s text:c="17"/>Отображается кнопка: "Вызвать такси"</text:p>
          </table:table-cell>
          <table:table-cell office:value-type="string" table:number-columns-spanned="1" table:number-rows-spanned="5" table:style-name="ce19">
            <text:p>ОС: Linux, Microsoft Windows, Android Браузеры: Mozilla Firefox 82.0, Yandex Браузер 20.9.3 Приложение: Яндекс.Маршруты</text:p>
          </table:table-cell>
          <table:table-cell table:number-columns-spanned="1" table:number-rows-spanned="5" table:style-name="ce14"/>
          <table:table-cell table:number-columns-spanned="1" table:number-rows-spanned="5" table:style-name="ce14"/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2</text:p>
          </table:table-cell>
          <table:table-cell office:value-type="string" table:style-name="ce6">
            <text:p>Вводим в поле “Откуда”</text:p>
            <text:p>Адрес: “Усачёва, 3”</text:p>
          </table:table-cell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3</text:p>
          </table:table-cell>
          <table:table-cell office:value-type="string" table:style-name="ce6">
            <text:p>Вводим в поле “Куда”</text:p>
            <text:p>Адрес: “м.Пироговская, 25”</text:p>
          </table:table-cell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4</text:p>
          </table:table-cell>
          <table:table-cell office:value-type="string" table:style-name="ce6">
            <text:p>Выбираем режим “Свой”</text:p>
          </table:table-cell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5</text:p>
          </table:table-cell>
          <table:table-cell office:value-type="string" table:style-name="ce6">
            <text:p>Выбираем транспорт “Такси”</text:p>
          </table:table-cell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table-cell office:value-type="string" table:number-columns-spanned="1" table:number-rows-spanned="5" table:style-name="ce12">
            <text:p>004</text:p>
          </table:table-cell>
          <table:table-cell office:value-type="string" table:number-columns-spanned="1" table:number-rows-spanned="5" table:style-name="ce9">
            <text:p>Отображение стоимости и времени в пути "Такси", если время начала пути = 00:02</text:p>
          </table:table-cell>
          <table:table-cell office:value-type="string" table:number-columns-spanned="1" table:number-rows-spanned="5" table:style-name="ce9">
            <text:p>Заходим на сайт / в приложение Яндкс.Маршруты: https://prostokakayato.ru</text:p>
          </table:table-cell>
          <table:table-cell office:value-type="string" table:style-name="ce3">
            <text:p>1</text:p>
          </table:table-cell>
          <table:table-cell office:value-type="string" table:style-name="ce4">
            <text:p>Указываем в поле “Время</text:p>
            <text:p>Начала поездки” 00:02</text:p>
          </table:table-cell>
          <table:table-cell office:value-type="string" table:number-columns-spanned="1" table:number-rows-spanned="5" table:style-name="ce16">
            <text:p>Отображается выбранный маршрут: на карте есть точка "А", линия маршрута, точка "В". <text:s text:c="2"/>Отображается результат поиска:</text:p>
            <text:p>время поездки и</text:p>
            <text:p>стоимость с учетом</text:p>
            <text:p>начала пути.</text:p>
            <text:p>Такси ≈ 44 руб.</text:p>
            <text:p>В пути 4 мин. <text:s text:c="17"/>Отображается кнопка: "Вызвать такси"</text:p>
          </table:table-cell>
          <table:table-cell office:value-type="string" table:number-columns-spanned="1" table:number-rows-spanned="5" table:style-name="ce19">
            <text:p>ОС: Linux, Microsoft Windows, Android Браузеры: Mozilla Firefox 82.0, Yandex Браузер 20.9.3 Приложение: Яндекс.Маршруты</text:p>
          </table:table-cell>
          <table:table-cell table:number-columns-spanned="1" table:number-rows-spanned="5" table:style-name="ce14"/>
          <table:table-cell table:number-columns-spanned="1" table:number-rows-spanned="5" table:style-name="ce14"/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2</text:p>
          </table:table-cell>
          <table:table-cell office:value-type="string" table:style-name="ce6">
            <text:p>Вводим в поле “Откуда”</text:p>
            <text:p>Адрес: “Усачёва, 3”</text:p>
          </table:table-cell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3</text:p>
          </table:table-cell>
          <table:table-cell office:value-type="string" table:style-name="ce6">
            <text:p>Вводим в поле “Куда”</text:p>
            <text:p>Адрес: “Хамовнический вал, 34”</text:p>
          </table:table-cell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4</text:p>
          </table:table-cell>
          <table:table-cell office:value-type="string" table:style-name="ce6">
            <text:p>Выбираем режим “Свой”</text:p>
          </table:table-cell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5</text:p>
          </table:table-cell>
          <table:table-cell office:value-type="string" table:style-name="ce6">
            <text:p>Выбираем транспорт “Такси”</text:p>
          </table:table-cell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table-cell office:value-type="string" table:number-columns-spanned="1" table:number-rows-spanned="5" table:style-name="ce12">
            <text:p>005</text:p>
          </table:table-cell>
          <table:table-cell office:value-type="string" table:number-columns-spanned="1" table:number-rows-spanned="5" table:style-name="ce9">
            <text:p>Отображение стоимости и времени в пути "Такси", если время начала пути = 07:59</text:p>
          </table:table-cell>
          <table:table-cell office:value-type="string" table:number-columns-spanned="1" table:number-rows-spanned="5" table:style-name="ce9">
            <text:p>Заходим на сайт / в приложение Яндкс.Маршруты: https://prostokakayato.ru</text:p>
          </table:table-cell>
          <table:table-cell office:value-type="string" table:style-name="ce3">
            <text:p>1</text:p>
          </table:table-cell>
          <table:table-cell office:value-type="string" table:style-name="ce4">
            <text:p>Указываем в поле “Время</text:p>
            <text:p>Начала поездки” 07:59</text:p>
          </table:table-cell>
          <table:table-cell office:value-type="string" table:number-columns-spanned="1" table:number-rows-spanned="5" table:style-name="ce16">
            <text:p>Отображается выбранный маршрут: на карте есть точка "А", линия маршрута, точка "В". <text:s text:c="2"/>Отображается результат поиска:</text:p>
            <text:p>время поездки и</text:p>
            <text:p>стоимость с учетом</text:p>
            <text:p>начала пути.</text:p>
            <text:p>Такси ≈ 44 руб.</text:p>
            <text:p>В пути 4 мин. <text:s text:c="17"/>Отображается кнопка: "Вызвать такси"</text:p>
          </table:table-cell>
          <table:table-cell office:value-type="string" table:number-columns-spanned="1" table:number-rows-spanned="5" table:style-name="ce19">
            <text:p>ОС: Linux, Microsoft Windows, Android Браузеры: Mozilla Firefox 82.0, Yandex Браузер 20.9.3 Приложение: Яндекс.Маршруты</text:p>
          </table:table-cell>
          <table:table-cell table:number-columns-spanned="1" table:number-rows-spanned="5" table:style-name="ce14"/>
          <table:table-cell table:number-columns-spanned="1" table:number-rows-spanned="5" table:style-name="ce14"/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2</text:p>
          </table:table-cell>
          <table:table-cell office:value-type="string" table:style-name="ce6">
            <text:p>Вводим в поле “Откуда”</text:p>
            <text:p>Адрес: “Усачёва, 3”</text:p>
          </table:table-cell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3</text:p>
          </table:table-cell>
          <table:table-cell office:value-type="string" table:style-name="ce6">
            <text:p>Вводим в поле “Куда”</text:p>
            <text:p>Адрес: “Фрунзенская набережная, 46”</text:p>
          </table:table-cell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4</text:p>
          </table:table-cell>
          <table:table-cell office:value-type="string" table:style-name="ce6">
            <text:p>Выбираем режим “Свой”</text:p>
          </table:table-cell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5</text:p>
          </table:table-cell>
          <table:table-cell office:value-type="string" table:style-name="ce6">
            <text:p>Выбираем транспорт “Такси”</text:p>
          </table:table-cell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table-cell office:value-type="string" table:number-columns-spanned="1" table:number-rows-spanned="5" table:style-name="ce12">
            <text:p>006</text:p>
          </table:table-cell>
          <table:table-cell office:value-type="string" table:number-columns-spanned="1" table:number-rows-spanned="5" table:style-name="ce9">
            <text:p>Отображение стоимости и времени в пути "Такси", если время начала пути = 10:15</text:p>
          </table:table-cell>
          <table:table-cell office:value-type="string" table:number-columns-spanned="1" table:number-rows-spanned="5" table:style-name="ce9">
            <text:p>Заходим на сайт / в приложение Яндкс.Маршруты: https://prostokakayato.ru</text:p>
          </table:table-cell>
          <table:table-cell office:value-type="string" table:style-name="ce3">
            <text:p>1</text:p>
          </table:table-cell>
          <table:table-cell office:value-type="string" table:style-name="ce4">
            <text:p>Указываем в поле “Время</text:p>
            <text:p>Начала поездки” 10:15</text:p>
          </table:table-cell>
          <table:table-cell office:value-type="string" table:number-columns-spanned="1" table:number-rows-spanned="5" table:style-name="ce16">
            <text:p>Отображается выбранный маршрут: на карте есть точка "А", линия маршрута, точка "В". <text:s text:c="2"/>Отображается результат поиска:</text:p>
            <text:p>время поездки и</text:p>
            <text:p>стоимость с учетом</text:p>
            <text:p>начала пути.</text:p>
            <text:p>Такси ≈ 55 руб.</text:p>
            <text:p>В пути 5 мин. <text:s text:c="17"/>Отображается кнопка: "Вызвать такси"</text:p>
          </table:table-cell>
          <table:table-cell office:value-type="string" table:number-columns-spanned="1" table:number-rows-spanned="5" table:style-name="ce19">
            <text:p>ОС: Linux, Microsoft Windows, Android Браузеры: Mozilla Firefox 82.0, Yandex Браузер 20.9.3 Приложение: Яндекс.Маршруты</text:p>
          </table:table-cell>
          <table:table-cell table:number-columns-spanned="1" table:number-rows-spanned="5" table:style-name="ce14"/>
          <table:table-cell table:number-columns-spanned="1" table:number-rows-spanned="5" table:style-name="ce14"/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2</text:p>
          </table:table-cell>
          <table:table-cell office:value-type="string" table:style-name="ce6">
            <text:p>Вводим в поле “Откуда”</text:p>
            <text:p>Адрес: “Усачёва, 3”</text:p>
          </table:table-cell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3</text:p>
          </table:table-cell>
          <table:table-cell office:value-type="string" table:style-name="ce6">
            <text:p>Вводим в поле “Куда”</text:p>
            <text:p>Адрес: “3-я Фрунзенская улица, 12”</text:p>
          </table:table-cell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4</text:p>
          </table:table-cell>
          <table:table-cell office:value-type="string" table:style-name="ce6">
            <text:p>Выбираем режим “Свой”</text:p>
          </table:table-cell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5</text:p>
          </table:table-cell>
          <table:table-cell office:value-type="string" table:style-name="ce6">
            <text:p>Выбираем транспорт “Такси”</text:p>
          </table:table-cell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table-cell office:value-type="string" table:number-columns-spanned="1" table:number-rows-spanned="5" table:style-name="ce12">
            <text:p>007</text:p>
          </table:table-cell>
          <table:table-cell office:value-type="string" table:number-columns-spanned="1" table:number-rows-spanned="5" table:style-name="ce9">
            <text:p>Отображение стоимости и времени в пути "Такси", если время начала пути = 08:01</text:p>
          </table:table-cell>
          <table:table-cell office:value-type="string" table:number-columns-spanned="1" table:number-rows-spanned="5" table:style-name="ce9">
            <text:p>Заходим на сайт / в приложение Яндкс.Маршруты: https://prostokakayato.ru</text:p>
          </table:table-cell>
          <table:table-cell office:value-type="string" table:style-name="ce3">
            <text:p>1</text:p>
          </table:table-cell>
          <table:table-cell office:value-type="string" table:style-name="ce4">
            <text:p>Указываем в поле “Время</text:p>
            <text:p>Начала поездки” 08:01</text:p>
          </table:table-cell>
          <table:table-cell office:value-type="string" table:number-columns-spanned="1" table:number-rows-spanned="5" table:style-name="ce16">
            <text:p>Отображается выбранный маршрут: на карте есть точка "А", линия маршрута, точка "В". <text:s text:c="2"/>Отображается результат поиска:</text:p>
            <text:p>время поездки и</text:p>
            <text:p>стоимость с учетом</text:p>
            <text:p>начала пути.</text:p>
            <text:p>Такси ≈ 33 руб.</text:p>
            <text:p>В пути 3 мин. <text:s text:c="17"/>Отображается кнопка: "Вызвать такси"</text:p>
          </table:table-cell>
          <table:table-cell office:value-type="string" table:number-columns-spanned="1" table:number-rows-spanned="5" table:style-name="ce19">
            <text:p>ОС: Linux, Microsoft Windows, Android Браузеры: Mozilla Firefox 82.0, Yandex Браузер 20.9.3 Приложение: Яндекс.Маршруты</text:p>
          </table:table-cell>
          <table:table-cell table:number-columns-spanned="1" table:number-rows-spanned="5" table:style-name="ce14"/>
          <table:table-cell table:number-columns-spanned="1" table:number-rows-spanned="5" table:style-name="ce14"/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2</text:p>
          </table:table-cell>
          <table:table-cell office:value-type="string" table:style-name="ce6">
            <text:p>Вводим в поле “Откуда”</text:p>
            <text:p>Адрес: “Комсомольский проспект, 18”</text:p>
          </table:table-cell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3</text:p>
          </table:table-cell>
          <table:table-cell office:value-type="string" table:style-name="ce6">
            <text:p>Вводим в поле “Куда”</text:p>
            <text:p>Адрес: “Усачёва, 3”</text:p>
          </table:table-cell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4</text:p>
          </table:table-cell>
          <table:table-cell office:value-type="string" table:style-name="ce6">
            <text:p>Выбираем режим “Свой”</text:p>
          </table:table-cell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5</text:p>
          </table:table-cell>
          <table:table-cell office:value-type="string" table:style-name="ce6">
            <text:p>Выбираем транспорт “Такси”</text:p>
          </table:table-cell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table-cell office:value-type="string" table:number-columns-spanned="1" table:number-rows-spanned="5" table:style-name="ce12">
            <text:p>008</text:p>
          </table:table-cell>
          <table:table-cell office:value-type="string" table:number-columns-spanned="1" table:number-rows-spanned="5" table:style-name="ce9">
            <text:p>Отображение стоимости и времени в пути "Такси", если время начала пути = 12:00</text:p>
          </table:table-cell>
          <table:table-cell office:value-type="string" table:number-columns-spanned="1" table:number-rows-spanned="5" table:style-name="ce9">
            <text:p>Заходим на сайт / в приложение Яндкс.Маршруты: https://prostokakayato.ru</text:p>
          </table:table-cell>
          <table:table-cell office:value-type="string" table:style-name="ce3">
            <text:p>1</text:p>
          </table:table-cell>
          <table:table-cell office:value-type="string" table:style-name="ce4">
            <text:p>Указываем в поле “Время</text:p>
            <text:p>Начала поездки” 12:00</text:p>
          </table:table-cell>
          <table:table-cell office:value-type="string" table:number-columns-spanned="1" table:number-rows-spanned="5" table:style-name="ce16">
            <text:p>Отображается выбранный маршрут: на карте есть точка "А", линия маршрута, точка "В". <text:s text:c="2"/>Отображается результат поиска:</text:p>
            <text:p>время поездки и</text:p>
            <text:p>стоимость с учетом</text:p>
            <text:p>начала пути.</text:p>
            <text:p>Такси ≈ 55 руб.</text:p>
            <text:p>В пути 5 мин. <text:s text:c="17"/>Отображается кнопка: "Вызвать такси"</text:p>
          </table:table-cell>
          <table:table-cell office:value-type="string" table:number-columns-spanned="1" table:number-rows-spanned="5" table:style-name="ce19">
            <text:p>ОС: Linux, Microsoft Windows, Android Браузеры: Mozilla Firefox 82.0, Yandex Браузер 20.9.3 Приложение: Яндекс.Маршруты</text:p>
          </table:table-cell>
          <table:table-cell table:number-columns-spanned="1" table:number-rows-spanned="5" table:style-name="ce14"/>
          <table:table-cell table:number-columns-spanned="1" table:number-rows-spanned="5" table:style-name="ce14"/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2</text:p>
          </table:table-cell>
          <table:table-cell office:value-type="string" table:style-name="ce6">
            <text:p>Вводим в поле “Откуда”</text:p>
            <text:p>Адрес: “Комсомольский проспект, 18</text:p>
          </table:table-cell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3</text:p>
          </table:table-cell>
          <table:table-cell office:value-type="string" table:style-name="ce6">
            <text:p>Вводим в поле “Куда”</text:p>
            <text:p>Адрес: “Зубовский бульвар, 37”</text:p>
          </table:table-cell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4</text:p>
          </table:table-cell>
          <table:table-cell office:value-type="string" table:style-name="ce6">
            <text:p>Выбираем режим “Свой”</text:p>
          </table:table-cell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5</text:p>
          </table:table-cell>
          <table:table-cell office:value-type="string" table:style-name="ce6">
            <text:p>Выбираем транспорт “Такси”</text:p>
          </table:table-cell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table-cell office:value-type="string" table:number-columns-spanned="1" table:number-rows-spanned="5" table:style-name="ce12">
            <text:p>009</text:p>
          </table:table-cell>
          <table:table-cell office:value-type="string" table:number-columns-spanned="1" table:number-rows-spanned="5" table:style-name="ce9">
            <text:p>Отображение стоимости и времени в пути "Такси", если время начала пути = 08:02</text:p>
          </table:table-cell>
          <table:table-cell office:value-type="string" table:number-columns-spanned="1" table:number-rows-spanned="5" table:style-name="ce9">
            <text:p>Заходим на сайт / в приложение Яндкс.Маршруты: https://prostokakayato.ru</text:p>
          </table:table-cell>
          <table:table-cell office:value-type="string" table:style-name="ce3">
            <text:p>1</text:p>
          </table:table-cell>
          <table:table-cell office:value-type="string" table:style-name="ce4">
            <text:p>Указываем в поле “Время</text:p>
            <text:p>Начала поездки” 08:02</text:p>
          </table:table-cell>
          <table:table-cell office:value-type="string" table:number-columns-spanned="1" table:number-rows-spanned="5" table:style-name="ce16">
            <text:p>Отображается выбранный маршрут: на карте есть точка "А", линия маршрута, точка "В". <text:s text:c="2"/>Отображается результат поиска:</text:p>
            <text:p>время поездки и</text:p>
            <text:p>стоимость с учетом</text:p>
            <text:p>начала пути.</text:p>
            <text:p>Такси ≈ 44 руб.</text:p>
            <text:p>В пути 4 мин. <text:s text:c="17"/>Отображается кнопка: "Вызвать такси"</text:p>
          </table:table-cell>
          <table:table-cell office:value-type="string" table:number-columns-spanned="1" table:number-rows-spanned="5" table:style-name="ce19">
            <text:p>ОС: Linux, Microsoft Windows, Android Браузеры: Mozilla Firefox 82.0, Yandex Браузер 20.9.3 Приложение: Яндекс.Маршруты</text:p>
          </table:table-cell>
          <table:table-cell table:number-columns-spanned="1" table:number-rows-spanned="5" table:style-name="ce14"/>
          <table:table-cell table:number-columns-spanned="1" table:number-rows-spanned="5" table:style-name="ce14"/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2</text:p>
          </table:table-cell>
          <table:table-cell office:value-type="string" table:style-name="ce6">
            <text:p>Вводим в поле “Откуда”</text:p>
            <text:p>Адрес: “Комсомольский проспект,18”</text:p>
          </table:table-cell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3</text:p>
          </table:table-cell>
          <table:table-cell office:value-type="string" table:style-name="ce6">
            <text:p>Вводим в поле “Куда”</text:p>
            <text:p>Адрес: “м.Пироговская, 25”</text:p>
          </table:table-cell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4</text:p>
          </table:table-cell>
          <table:table-cell office:value-type="string" table:style-name="ce6">
            <text:p>Выбираем режим “Свой”</text:p>
          </table:table-cell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5</text:p>
          </table:table-cell>
          <table:table-cell office:value-type="string" table:style-name="ce6">
            <text:p>Выбираем транспорт “Такси”</text:p>
          </table:table-cell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table-cell office:value-type="string" table:number-columns-spanned="1" table:number-rows-spanned="5" table:style-name="ce12">
            <text:p>010</text:p>
          </table:table-cell>
          <table:table-cell office:value-type="string" table:number-columns-spanned="1" table:number-rows-spanned="5" table:style-name="ce9">
            <text:p>Отображение стоимости и времени в пути "Такси", если время начала пути = 11:59</text:p>
          </table:table-cell>
          <table:table-cell office:value-type="string" table:number-columns-spanned="1" table:number-rows-spanned="5" table:style-name="ce9">
            <text:p>Заходим на сайт / в приложение Яндкс.Маршруты: https://prostokakayato.ru</text:p>
          </table:table-cell>
          <table:table-cell office:value-type="string" table:style-name="ce3">
            <text:p>1</text:p>
          </table:table-cell>
          <table:table-cell office:value-type="string" table:style-name="ce4">
            <text:p>Указываем в поле “Время</text:p>
            <text:p>Начала поездки” 11:59</text:p>
          </table:table-cell>
          <table:table-cell office:value-type="string" table:number-columns-spanned="1" table:number-rows-spanned="5" table:style-name="ce16">
            <text:p>Отображается выбранный маршрут: на карте есть точка "А", линия маршрута, точка "В". <text:s text:c="2"/>Отображается результат поиска:</text:p>
            <text:p>время поездки и</text:p>
            <text:p>стоимость с учетом</text:p>
            <text:p>начала пути.</text:p>
            <text:p>Такси ≈ 44 руб.</text:p>
            <text:p>В пути 4 мин. <text:s text:c="17"/>Отображается кнопка: "Вызвать такси"</text:p>
          </table:table-cell>
          <table:table-cell office:value-type="string" table:number-columns-spanned="1" table:number-rows-spanned="5" table:style-name="ce19">
            <text:p>ОС: Linux, Microsoft Windows, Android Браузеры: Mozilla Firefox 82.0, Yandex Браузер 20.9.3 Приложение: Яндекс.Маршруты</text:p>
          </table:table-cell>
          <table:table-cell table:number-columns-spanned="1" table:number-rows-spanned="5" table:style-name="ce14"/>
          <table:table-cell table:number-columns-spanned="1" table:number-rows-spanned="5" table:style-name="ce14"/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2</text:p>
          </table:table-cell>
          <table:table-cell office:value-type="string" table:style-name="ce6">
            <text:p>Вводим в поле “Откуда”</text:p>
            <text:p>Адрес: “Комсомольский проспект,18”</text:p>
          </table:table-cell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3</text:p>
          </table:table-cell>
          <table:table-cell office:value-type="string" table:style-name="ce6">
            <text:p>Вводим в поле “Куда”</text:p>
            <text:p>Адрес: “Хамовнический вал, 34”</text:p>
          </table:table-cell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4</text:p>
          </table:table-cell>
          <table:table-cell office:value-type="string" table:style-name="ce6">
            <text:p>Выбираем режим “Свой”</text:p>
          </table:table-cell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5</text:p>
          </table:table-cell>
          <table:table-cell office:value-type="string" table:style-name="ce6">
            <text:p>Выбираем транспорт “Такси”</text:p>
          </table:table-cell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table-cell office:value-type="string" table:number-columns-spanned="1" table:number-rows-spanned="5" table:style-name="ce12">
            <text:p>011</text:p>
          </table:table-cell>
          <table:table-cell office:value-type="string" table:number-columns-spanned="1" table:number-rows-spanned="5" table:style-name="ce9">
            <text:p>Отображение стоимости и времени в пути "Такси", если время начала пути = 12:45</text:p>
          </table:table-cell>
          <table:table-cell office:value-type="string" table:number-columns-spanned="1" table:number-rows-spanned="5" table:style-name="ce9">
            <text:p>Заходим на сайт / в приложение Яндкс.Маршруты: https://prostokakayato.ru</text:p>
          </table:table-cell>
          <table:table-cell office:value-type="string" table:style-name="ce3">
            <text:p>1</text:p>
          </table:table-cell>
          <table:table-cell office:value-type="string" table:style-name="ce4">
            <text:p>Указываем в поле “Время</text:p>
            <text:p>Начала поездки” 12:45</text:p>
          </table:table-cell>
          <table:table-cell office:value-type="string" table:number-columns-spanned="1" table:number-rows-spanned="5" table:style-name="ce16">
            <text:p>Отображается выбранный маршрут: на карте есть точка "А", линия маршрута, точка "В". <text:s text:c="2"/>Отображается результат поиска:</text:p>
            <text:p>время поездки и</text:p>
            <text:p>стоимость с учетом</text:p>
            <text:p>начала пути.</text:p>
            <text:p>Такси ≈ 44 руб.</text:p>
            <text:p>В пути 4 мин. <text:s text:c="17"/>Отображается кнопка: "Вызвать такси"</text:p>
          </table:table-cell>
          <table:table-cell office:value-type="string" table:number-columns-spanned="1" table:number-rows-spanned="5" table:style-name="ce19">
            <text:p>ОС: Linux, Microsoft Windows, Android Браузеры: Mozilla Firefox 82.0, Yandex Браузер 20.9.3 Приложение: Яндекс.Маршруты</text:p>
          </table:table-cell>
          <table:table-cell table:number-columns-spanned="1" table:number-rows-spanned="5" table:style-name="ce14"/>
          <table:table-cell table:number-columns-spanned="1" table:number-rows-spanned="5" table:style-name="ce14"/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2</text:p>
          </table:table-cell>
          <table:table-cell office:value-type="string" table:style-name="ce6">
            <text:p>Вводим в поле “Откуда”</text:p>
            <text:p>Адрес: “Комсомольский проспект,18”</text:p>
          </table:table-cell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3</text:p>
          </table:table-cell>
          <table:table-cell office:value-type="string" table:style-name="ce6">
            <text:p>Вводим в поле “Куда”</text:p>
            <text:p>Адрес: “Фрунзенская набережная, 46”</text:p>
          </table:table-cell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4</text:p>
          </table:table-cell>
          <table:table-cell office:value-type="string" table:style-name="ce6">
            <text:p>Выбираем режим “Свой”</text:p>
          </table:table-cell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5</text:p>
          </table:table-cell>
          <table:table-cell office:value-type="string" table:style-name="ce6">
            <text:p>Выбираем транспорт “Такси”</text:p>
          </table:table-cell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table-cell office:value-type="string" table:number-columns-spanned="1" table:number-rows-spanned="5" table:style-name="ce12">
            <text:p>012</text:p>
          </table:table-cell>
          <table:table-cell office:value-type="string" table:number-columns-spanned="1" table:number-rows-spanned="5" table:style-name="ce9">
            <text:p>Отображение стоимости и времени в пути "Такси", если время начала пути = 12:01</text:p>
          </table:table-cell>
          <table:table-cell office:value-type="string" table:number-columns-spanned="1" table:number-rows-spanned="5" table:style-name="ce9">
            <text:p>Заходим на сайт / в приложение Яндкс.Маршруты: https://prostokakayato.ru</text:p>
          </table:table-cell>
          <table:table-cell office:value-type="string" table:style-name="ce3">
            <text:p>1</text:p>
          </table:table-cell>
          <table:table-cell office:value-type="string" table:style-name="ce4">
            <text:p>Указываем в поле “Время</text:p>
            <text:p>Начала поездки” 12:01</text:p>
          </table:table-cell>
          <table:table-cell office:value-type="string" table:number-columns-spanned="1" table:number-rows-spanned="5" table:style-name="ce16">
            <text:p>Отображается выбранный маршрут: на карте есть точка "А", линия маршрута, точка "В". <text:s text:c="2"/>Отображается результат поиска:</text:p>
            <text:p>время поездки и</text:p>
            <text:p>стоимость с учетом</text:p>
            <text:p>начала пути.</text:p>
            <text:p>Такси ≈ 22 руб.</text:p>
            <text:p>В пути 2 мин. <text:s text:c="17"/>Отображается кнопка: "Вызвать такси"</text:p>
          </table:table-cell>
          <table:table-cell office:value-type="string" table:number-columns-spanned="1" table:number-rows-spanned="5" table:style-name="ce19">
            <text:p>ОС: Linux, Microsoft Windows, Android Браузеры: Mozilla Firefox 82.0, Yandex Браузер 20.9.3 Приложение: Яндекс.Маршруты</text:p>
          </table:table-cell>
          <table:table-cell table:number-columns-spanned="1" table:number-rows-spanned="5" table:style-name="ce14"/>
          <table:table-cell table:number-columns-spanned="1" table:number-rows-spanned="5" table:style-name="ce14"/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2</text:p>
          </table:table-cell>
          <table:table-cell office:value-type="string" table:style-name="ce6">
            <text:p>Вводим в поле “Откуда”</text:p>
            <text:p>Адрес: “Зубовский бульвар, 37”</text:p>
          </table:table-cell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3</text:p>
          </table:table-cell>
          <table:table-cell office:value-type="string" table:style-name="ce6">
            <text:p>Вводим в поле “Куда”</text:p>
            <text:p>Адрес: “Усачёва, 3”</text:p>
          </table:table-cell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4</text:p>
          </table:table-cell>
          <table:table-cell office:value-type="string" table:style-name="ce6">
            <text:p>Выбираем режим “Свой”</text:p>
          </table:table-cell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5</text:p>
          </table:table-cell>
          <table:table-cell office:value-type="string" table:style-name="ce6">
            <text:p>Выбираем транспорт “Такси”</text:p>
          </table:table-cell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table-cell office:value-type="string" table:number-columns-spanned="1" table:number-rows-spanned="5" table:style-name="ce12">
            <text:p>013</text:p>
          </table:table-cell>
          <table:table-cell office:value-type="string" table:number-columns-spanned="1" table:number-rows-spanned="5" table:style-name="ce9">
            <text:p>Отображение стоимости и времени в пути "Такси", если время начала пути = 18:00</text:p>
          </table:table-cell>
          <table:table-cell office:value-type="string" table:number-columns-spanned="1" table:number-rows-spanned="5" table:style-name="ce9">
            <text:p>Заходим на сайт / в приложение Яндкс.Маршруты: https://prostokakayato.ru</text:p>
          </table:table-cell>
          <table:table-cell office:value-type="string" table:style-name="ce3">
            <text:p>1</text:p>
          </table:table-cell>
          <table:table-cell office:value-type="string" table:style-name="ce4">
            <text:p>Указываем в поле “Время</text:p>
            <text:p>Начала поездки” 18:00</text:p>
          </table:table-cell>
          <table:table-cell office:value-type="string" table:number-columns-spanned="1" table:number-rows-spanned="5" table:style-name="ce16">
            <text:p>Отображается выбранный маршрут: на карте есть точка "А", линия маршрута, точка "В". <text:s text:c="2"/>Отображается результат поиска:</text:p>
            <text:p>время поездки и</text:p>
            <text:p>стоимость с учетом</text:p>
            <text:p>начала пути.</text:p>
            <text:p>Такси ≈ 33 руб.</text:p>
            <text:p>В пути 3 мин. <text:s text:c="17"/>Отображается кнопка: "Вызвать такси"</text:p>
          </table:table-cell>
          <table:table-cell office:value-type="string" table:number-columns-spanned="1" table:number-rows-spanned="5" table:style-name="ce19">
            <text:p>ОС: Linux, Microsoft Windows, Android Браузеры: Mozilla Firefox 82.0, Yandex Браузер 20.9.3 Приложение: Яндекс.Маршруты</text:p>
          </table:table-cell>
          <table:table-cell table:number-columns-spanned="1" table:number-rows-spanned="5" table:style-name="ce14"/>
          <table:table-cell table:number-columns-spanned="1" table:number-rows-spanned="5" table:style-name="ce14"/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2</text:p>
          </table:table-cell>
          <table:table-cell office:value-type="string" table:style-name="ce6">
            <text:p>Вводим в поле “Откуда”</text:p>
            <text:p>Адрес: “Зубовский бульвар, 37”</text:p>
          </table:table-cell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3</text:p>
          </table:table-cell>
          <table:table-cell office:value-type="string" table:style-name="ce6">
            <text:p>Вводим в поле “Куда”</text:p>
            <text:p>Адрес: “Комсомольский проспект, 18”</text:p>
          </table:table-cell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4</text:p>
          </table:table-cell>
          <table:table-cell office:value-type="string" table:style-name="ce6">
            <text:p>Выбираем режим “Свой”</text:p>
          </table:table-cell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5</text:p>
          </table:table-cell>
          <table:table-cell office:value-type="string" table:style-name="ce6">
            <text:p>Выбираем транспорт “Такси”</text:p>
          </table:table-cell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table-cell office:value-type="string" table:number-columns-spanned="1" table:number-rows-spanned="5" table:style-name="ce12">
            <text:p>014</text:p>
          </table:table-cell>
          <table:table-cell office:value-type="string" table:number-columns-spanned="1" table:number-rows-spanned="5" table:style-name="ce9">
            <text:p>Отображение стоимости и времени в пути "Такси", если время начала пути = 12:02</text:p>
          </table:table-cell>
          <table:table-cell office:value-type="string" table:number-columns-spanned="1" table:number-rows-spanned="5" table:style-name="ce9">
            <text:p>Заходим на сайт / в приложение Яндкс.Маршруты: https://prostokakayato.ru</text:p>
          </table:table-cell>
          <table:table-cell office:value-type="string" table:style-name="ce3">
            <text:p>1</text:p>
          </table:table-cell>
          <table:table-cell office:value-type="string" table:style-name="ce4">
            <text:p>Указываем в поле “Время</text:p>
            <text:p>Начала поездки” 12:02</text:p>
          </table:table-cell>
          <table:table-cell office:value-type="string" table:number-columns-spanned="1" table:number-rows-spanned="5" table:style-name="ce16">
            <text:p>Отображается выбранный маршрут: на карте есть точка "А", линия маршрута, точка "В". <text:s text:c="2"/>Отображается результат поиска:</text:p>
            <text:p>время поездки и</text:p>
            <text:p>стоимость с учетом</text:p>
            <text:p>начала пути.</text:p>
            <text:p>Такси ≈ 33 руб.</text:p>
            <text:p>В пути 3 мин. <text:s text:c="17"/>Отображается кнопка: "Вызвать такси"</text:p>
          </table:table-cell>
          <table:table-cell office:value-type="string" table:number-columns-spanned="1" table:number-rows-spanned="5" table:style-name="ce19">
            <text:p>ОС: Linux, Microsoft Windows, Android Браузеры: Mozilla Firefox 82.0, Yandex Браузер 20.9.3 Приложение: Яндекс.Маршруты</text:p>
          </table:table-cell>
          <table:table-cell table:number-columns-spanned="1" table:number-rows-spanned="5" table:style-name="ce14"/>
          <table:table-cell table:number-columns-spanned="1" table:number-rows-spanned="5" table:style-name="ce14"/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2</text:p>
          </table:table-cell>
          <table:table-cell office:value-type="string" table:style-name="ce6">
            <text:p>Вводим в поле “Откуда”</text:p>
            <text:p>Адрес: “Зубовский бульвар, 37”</text:p>
          </table:table-cell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3</text:p>
          </table:table-cell>
          <table:table-cell office:value-type="string" table:style-name="ce6">
            <text:p>Вводим в поле “Куда”</text:p>
            <text:p>Адрес: “м.Пироговская, 25”</text:p>
          </table:table-cell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4</text:p>
          </table:table-cell>
          <table:table-cell office:value-type="string" table:style-name="ce6">
            <text:p>Выбираем режим “Свой”</text:p>
          </table:table-cell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5</text:p>
          </table:table-cell>
          <table:table-cell office:value-type="string" table:style-name="ce6">
            <text:p>Выбираем транспорт “Такси”</text:p>
          </table:table-cell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table-cell office:value-type="string" table:number-columns-spanned="1" table:number-rows-spanned="5" table:style-name="ce12">
            <text:p>015</text:p>
          </table:table-cell>
          <table:table-cell office:value-type="string" table:number-columns-spanned="1" table:number-rows-spanned="5" table:style-name="ce9">
            <text:p>Отображение стоимости и времени в пути "Такси", если время начала пути = 17:59</text:p>
          </table:table-cell>
          <table:table-cell office:value-type="string" table:number-columns-spanned="1" table:number-rows-spanned="5" table:style-name="ce9">
            <text:p>Заходим на сайт / в приложение Яндкс.Маршруты: https://prostokakayato.ru</text:p>
          </table:table-cell>
          <table:table-cell office:value-type="string" table:style-name="ce3">
            <text:p>1</text:p>
          </table:table-cell>
          <table:table-cell office:value-type="string" table:style-name="ce4">
            <text:p>Указываем в поле “Время</text:p>
            <text:p>Начала поездки” 17:59</text:p>
          </table:table-cell>
          <table:table-cell office:value-type="string" table:number-columns-spanned="1" table:number-rows-spanned="5" table:style-name="ce16">
            <text:p>Отображается выбранный маршрут: на карте есть точка "А", линия маршрута, точка "В". <text:s text:c="2"/>Отображается результат поиска:</text:p>
            <text:p>время поездки и</text:p>
            <text:p>стоимость с учетом</text:p>
            <text:p>начала пути.</text:p>
            <text:p>Такси ≈ 66 руб.</text:p>
            <text:p>В пути 6 мин. <text:s text:c="17"/>Отображается кнопка: "Вызвать такси"</text:p>
          </table:table-cell>
          <table:table-cell office:value-type="string" table:number-columns-spanned="1" table:number-rows-spanned="5" table:style-name="ce19">
            <text:p>ОС: Linux, Microsoft Windows, Android Браузеры: Mozilla Firefox 82.0, Yandex Браузер 20.9.3 Приложение: Яндекс.Маршруты</text:p>
          </table:table-cell>
          <table:table-cell table:number-columns-spanned="1" table:number-rows-spanned="5" table:style-name="ce14"/>
          <table:table-cell table:number-columns-spanned="1" table:number-rows-spanned="5" table:style-name="ce14"/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2</text:p>
          </table:table-cell>
          <table:table-cell office:value-type="string" table:style-name="ce6">
            <text:p>Вводим в поле “Откуда”</text:p>
            <text:p>Адрес: “Зубовский бульвар, 37”</text:p>
          </table:table-cell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3</text:p>
          </table:table-cell>
          <table:table-cell office:value-type="string" table:style-name="ce6">
            <text:p>Вводим в поле “Куда”</text:p>
            <text:p>Адрес: “Хамовнический вал, 34”</text:p>
          </table:table-cell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4</text:p>
          </table:table-cell>
          <table:table-cell office:value-type="string" table:style-name="ce6">
            <text:p>Выбираем режим “Свой”</text:p>
          </table:table-cell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5</text:p>
          </table:table-cell>
          <table:table-cell office:value-type="string" table:style-name="ce6">
            <text:p>Выбираем транспорт “Такси”</text:p>
          </table:table-cell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table-cell office:value-type="string" table:number-columns-spanned="1" table:number-rows-spanned="5" table:style-name="ce12">
            <text:p>016</text:p>
          </table:table-cell>
          <table:table-cell office:value-type="string" table:number-columns-spanned="1" table:number-rows-spanned="5" table:style-name="ce9">
            <text:p>Отображение стоимости и времени в пути "Такси", если время начала пути = 21:37</text:p>
          </table:table-cell>
          <table:table-cell office:value-type="string" table:number-columns-spanned="1" table:number-rows-spanned="5" table:style-name="ce9">
            <text:p>Заходим на сайт / в приложение Яндкс.Маршруты: https://prostokakayato.ru</text:p>
          </table:table-cell>
          <table:table-cell office:value-type="string" table:style-name="ce3">
            <text:p>1</text:p>
          </table:table-cell>
          <table:table-cell office:value-type="string" table:style-name="ce4">
            <text:p>Указываем в поле “Время</text:p>
            <text:p>Начала поездки” 21:37</text:p>
          </table:table-cell>
          <table:table-cell office:value-type="string" table:number-columns-spanned="1" table:number-rows-spanned="5" table:style-name="ce16">
            <text:p>Отображается выбранный маршрут: на карте есть точка "А", линия маршрута, точка "В". <text:s text:c="2"/>Отображается результат поиска:</text:p>
            <text:p>время поездки и</text:p>
            <text:p>стоимость с учетом</text:p>
            <text:p>начала пути.</text:p>
            <text:p>Такси ≈ 66 руб.</text:p>
            <text:p>В пути 6 мин. <text:s text:c="17"/>Отображается кнопка: "Вызвать такси"</text:p>
          </table:table-cell>
          <table:table-cell office:value-type="string" table:number-columns-spanned="1" table:number-rows-spanned="5" table:style-name="ce19">
            <text:p>ОС: Linux, Microsoft Windows, Android Браузеры: Mozilla Firefox 82.0, Yandex Браузер 20.9.3 Приложение: Яндекс.Маршруты</text:p>
          </table:table-cell>
          <table:table-cell table:number-columns-spanned="1" table:number-rows-spanned="5" table:style-name="ce14"/>
          <table:table-cell table:number-columns-spanned="1" table:number-rows-spanned="5" table:style-name="ce14"/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2</text:p>
          </table:table-cell>
          <table:table-cell office:value-type="string" table:style-name="ce6">
            <text:p>Вводим в поле “Откуда”</text:p>
            <text:p>Адрес: “Зубовский бульвар, 37”</text:p>
          </table:table-cell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3</text:p>
          </table:table-cell>
          <table:table-cell office:value-type="string" table:style-name="ce6">
            <text:p>Вводим в поле “Куда”</text:p>
            <text:p>Адрес: “Фрунзенская набережная, 46”</text:p>
          </table:table-cell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4</text:p>
          </table:table-cell>
          <table:table-cell office:value-type="string" table:style-name="ce6">
            <text:p>Выбираем режим “Свой”</text:p>
          </table:table-cell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5</text:p>
          </table:table-cell>
          <table:table-cell office:value-type="string" table:style-name="ce6">
            <text:p>Выбираем транспорт “Такси”</text:p>
          </table:table-cell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table-cell office:value-type="string" table:number-columns-spanned="1" table:number-rows-spanned="5" table:style-name="ce12">
            <text:p>017</text:p>
          </table:table-cell>
          <table:table-cell office:value-type="string" table:number-columns-spanned="1" table:number-rows-spanned="5" table:style-name="ce9">
            <text:p>Отображение стоимости и времени в пути "Такси", если время начала пути = 18:01</text:p>
          </table:table-cell>
          <table:table-cell office:value-type="string" table:number-columns-spanned="1" table:number-rows-spanned="5" table:style-name="ce9">
            <text:p>Заходим на сайт / в приложение Яндкс.Маршруты: https://prostokakayato.ru</text:p>
          </table:table-cell>
          <table:table-cell office:value-type="string" table:style-name="ce3">
            <text:p>1</text:p>
          </table:table-cell>
          <table:table-cell office:value-type="string" table:style-name="ce4">
            <text:p>Указываем в поле “Время</text:p>
            <text:p>Начала поездки” 18:01</text:p>
          </table:table-cell>
          <table:table-cell office:value-type="string" table:number-columns-spanned="1" table:number-rows-spanned="5" table:style-name="ce16">
            <text:p>Отображается выбранный маршрут: на карте есть точка "А", линия маршрута, точка "В". <text:s text:c="2"/>Отображается результат поиска:</text:p>
            <text:p>время поездки и</text:p>
            <text:p>стоимость с учетом</text:p>
            <text:p>начала пути.</text:p>
            <text:p>Такси ≈ 77 руб.</text:p>
            <text:p>В пути 7 мин. <text:s text:c="17"/>Отображается кнопка: "Вызвать такси"</text:p>
          </table:table-cell>
          <table:table-cell office:value-type="string" table:number-columns-spanned="1" table:number-rows-spanned="5" table:style-name="ce19">
            <text:p>ОС: Linux, Microsoft Windows, Android Браузеры: Mozilla Firefox 82.0, Yandex Браузер 20.9.3 Приложение: Яндекс.Маршруты</text:p>
          </table:table-cell>
          <table:table-cell table:number-columns-spanned="1" table:number-rows-spanned="5" table:style-name="ce14"/>
          <table:table-cell table:number-columns-spanned="1" table:number-rows-spanned="5" table:style-name="ce14"/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2</text:p>
          </table:table-cell>
          <table:table-cell office:value-type="string" table:style-name="ce6">
            <text:p>Вводим в поле “Откуда”</text:p>
            <text:p>Адрес: “Зубовский бульвар, 37”</text:p>
          </table:table-cell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3</text:p>
          </table:table-cell>
          <table:table-cell office:value-type="string" table:style-name="ce6">
            <text:p>Вводим в поле “Куда”</text:p>
            <text:p>Адрес: “3-я Фрунзенская улица, 12”</text:p>
          </table:table-cell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4</text:p>
          </table:table-cell>
          <table:table-cell office:value-type="string" table:style-name="ce6">
            <text:p>Выбираем режим “Свой”</text:p>
          </table:table-cell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5</text:p>
          </table:table-cell>
          <table:table-cell office:value-type="string" table:style-name="ce6">
            <text:p>Выбираем транспорт “Такси”</text:p>
          </table:table-cell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table-cell office:value-type="string" table:number-columns-spanned="1" table:number-rows-spanned="5" table:style-name="ce12">
            <text:p>018</text:p>
          </table:table-cell>
          <table:table-cell office:value-type="string" table:number-columns-spanned="1" table:number-rows-spanned="5" table:style-name="ce9">
            <text:p>Отображение стоимости и времени в пути "Такси", если время начала пути = 22:00</text:p>
          </table:table-cell>
          <table:table-cell office:value-type="string" table:number-columns-spanned="1" table:number-rows-spanned="5" table:style-name="ce9">
            <text:p>Заходим на сайт / в приложение Яндкс.Маршруты: https://prostokakayato.ru</text:p>
          </table:table-cell>
          <table:table-cell office:value-type="string" table:style-name="ce3">
            <text:p>1</text:p>
          </table:table-cell>
          <table:table-cell office:value-type="string" table:style-name="ce4">
            <text:p>Указываем в поле “Время</text:p>
            <text:p>Начала поездки” 22:00</text:p>
          </table:table-cell>
          <table:table-cell office:value-type="string" table:number-columns-spanned="1" table:number-rows-spanned="5" table:style-name="ce16">
            <text:p>Отображается выбранный маршрут: на карте есть точка "А", линия маршрута, точка "В". <text:s text:c="2"/>Отображается результат поиска:</text:p>
            <text:p>время поездки и</text:p>
            <text:p>стоимость с учетом</text:p>
            <text:p>начала пути.</text:p>
            <text:p>Такси ≈ 33 руб.</text:p>
            <text:p>В пути 3 мин. <text:s text:c="17"/>Отображается кнопка: "Вызвать такси"</text:p>
          </table:table-cell>
          <table:table-cell office:value-type="string" table:number-columns-spanned="1" table:number-rows-spanned="5" table:style-name="ce19">
            <text:p>ОС: Linux, Microsoft Windows, Android Браузеры: Mozilla Firefox 82.0, Yandex Браузер 20.9.3 Приложение: Яндекс.Маршруты</text:p>
          </table:table-cell>
          <table:table-cell table:number-columns-spanned="1" table:number-rows-spanned="5" table:style-name="ce14"/>
          <table:table-cell table:number-columns-spanned="1" table:number-rows-spanned="5" table:style-name="ce14"/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2</text:p>
          </table:table-cell>
          <table:table-cell office:value-type="string" table:style-name="ce6">
            <text:p>Вводим в поле “Откуда”</text:p>
            <text:p>Адрес: “м.Пироговская, 25”</text:p>
          </table:table-cell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3</text:p>
          </table:table-cell>
          <table:table-cell office:value-type="string" table:style-name="ce6">
            <text:p>Вводим в поле “Куда”</text:p>
            <text:p>Адрес: “Усачёва, 3”</text:p>
          </table:table-cell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4</text:p>
          </table:table-cell>
          <table:table-cell office:value-type="string" table:style-name="ce6">
            <text:p>Выбираем режим “Свой”</text:p>
          </table:table-cell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5</text:p>
          </table:table-cell>
          <table:table-cell office:value-type="string" table:style-name="ce6">
            <text:p>Выбираем транспорт “Такси”</text:p>
          </table:table-cell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table-cell office:value-type="string" table:number-columns-spanned="1" table:number-rows-spanned="5" table:style-name="ce12">
            <text:p>019</text:p>
          </table:table-cell>
          <table:table-cell office:value-type="string" table:number-columns-spanned="1" table:number-rows-spanned="5" table:style-name="ce9">
            <text:p>Отображение стоимости и времени в пути "Такси", если время начала пути = 18:02</text:p>
          </table:table-cell>
          <table:table-cell office:value-type="string" table:number-columns-spanned="1" table:number-rows-spanned="5" table:style-name="ce9">
            <text:p>Заходим на сайт / в приложение Яндкс.Маршруты: https://prostokakayato.ru</text:p>
          </table:table-cell>
          <table:table-cell office:value-type="string" table:style-name="ce3">
            <text:p>1</text:p>
          </table:table-cell>
          <table:table-cell office:value-type="string" table:style-name="ce4">
            <text:p>Указываем в поле “Время</text:p>
            <text:p>Начала поездки” 18:02</text:p>
          </table:table-cell>
          <table:table-cell office:value-type="string" table:number-columns-spanned="1" table:number-rows-spanned="5" table:style-name="ce16">
            <text:p>Отображается выбранный маршрут: на карте есть точка "А", линия маршрута, точка "В". <text:s text:c="2"/>Отображается результат поиска:</text:p>
            <text:p>время поездки и</text:p>
            <text:p>стоимость с учетом</text:p>
            <text:p>начала пути.</text:p>
            <text:p>Такси ≈ 66 руб.</text:p>
            <text:p>В пути 6 мин. <text:s text:c="17"/>Отображается кнопка: "Вызвать такси"</text:p>
          </table:table-cell>
          <table:table-cell office:value-type="string" table:number-columns-spanned="1" table:number-rows-spanned="5" table:style-name="ce19">
            <text:p>ОС: Linux, Microsoft Windows, Android Браузеры: Mozilla Firefox 82.0, Yandex Браузер 20.9.3 Приложение: Яндекс.Маршруты</text:p>
          </table:table-cell>
          <table:table-cell table:number-columns-spanned="1" table:number-rows-spanned="5" table:style-name="ce14"/>
          <table:table-cell table:number-columns-spanned="1" table:number-rows-spanned="5" table:style-name="ce14"/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2</text:p>
          </table:table-cell>
          <table:table-cell office:value-type="string" table:style-name="ce6">
            <text:p>Вводим в поле “Откуда”</text:p>
            <text:p>Адрес: “м.Пироговская, 25”</text:p>
          </table:table-cell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3</text:p>
          </table:table-cell>
          <table:table-cell office:value-type="string" table:style-name="ce6">
            <text:p>Вводим в поле “Куда”</text:p>
            <text:p>Адрес: “Комсомольский проспект, 18”</text:p>
          </table:table-cell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4</text:p>
          </table:table-cell>
          <table:table-cell office:value-type="string" table:style-name="ce6">
            <text:p>Выбираем режим “Свой”</text:p>
          </table:table-cell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5</text:p>
          </table:table-cell>
          <table:table-cell office:value-type="string" table:style-name="ce6">
            <text:p>Выбираем транспорт “Такси”</text:p>
          </table:table-cell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table-cell office:value-type="string" table:number-columns-spanned="1" table:number-rows-spanned="5" table:style-name="ce12">
            <text:p>020</text:p>
          </table:table-cell>
          <table:table-cell office:value-type="string" table:number-columns-spanned="1" table:number-rows-spanned="5" table:style-name="ce9">
            <text:p>Отображение стоимости и времени в пути "Такси", если время начала пути = 21:59</text:p>
          </table:table-cell>
          <table:table-cell office:value-type="string" table:number-columns-spanned="1" table:number-rows-spanned="5" table:style-name="ce9">
            <text:p>Заходим на сайт / в приложение Яндкс.Маршруты: https://prostokakayato.ru</text:p>
          </table:table-cell>
          <table:table-cell office:value-type="string" table:style-name="ce3">
            <text:p>1</text:p>
          </table:table-cell>
          <table:table-cell office:value-type="string" table:style-name="ce4">
            <text:p>Указываем в поле “Время</text:p>
            <text:p>Начала поездки” 21:59</text:p>
          </table:table-cell>
          <table:table-cell office:value-type="string" table:number-columns-spanned="1" table:number-rows-spanned="5" table:style-name="ce16">
            <text:p>Отображается выбранный маршрут: на карте есть точка "А", линия маршрута, точка "В". <text:s text:c="2"/>Отображается результат поиска:</text:p>
            <text:p>время поездки и</text:p>
            <text:p>стоимость с учетом</text:p>
            <text:p>начала пути.</text:p>
            <text:p>Такси ≈ 55 руб.</text:p>
            <text:p>В пути 5 мин. <text:s text:c="17"/>Отображается кнопка: "Вызвать такси"</text:p>
          </table:table-cell>
          <table:table-cell office:value-type="string" table:number-columns-spanned="1" table:number-rows-spanned="5" table:style-name="ce19">
            <text:p>ОС: Linux, Microsoft Windows, Android Браузеры: Mozilla Firefox 82.0, Yandex Браузер 20.9.3 Приложение: Яндекс.Маршруты</text:p>
          </table:table-cell>
          <table:table-cell table:number-columns-spanned="1" table:number-rows-spanned="5" table:style-name="ce14"/>
          <table:table-cell table:number-columns-spanned="1" table:number-rows-spanned="5" table:style-name="ce14"/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2</text:p>
          </table:table-cell>
          <table:table-cell office:value-type="string" table:style-name="ce6">
            <text:p>Вводим в поле “Откуда”</text:p>
            <text:p>Адрес: “м.Пироговская, 25”</text:p>
          </table:table-cell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3</text:p>
          </table:table-cell>
          <table:table-cell office:value-type="string" table:style-name="ce6">
            <text:p>Вводим в поле “Куда”</text:p>
            <text:p>Адрес: “Зубовский бульвар, 37”</text:p>
          </table:table-cell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4</text:p>
          </table:table-cell>
          <table:table-cell office:value-type="string" table:style-name="ce6">
            <text:p>Выбираем режим “Свой”</text:p>
          </table:table-cell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5</text:p>
          </table:table-cell>
          <table:table-cell office:value-type="string" table:style-name="ce6">
            <text:p>Выбираем транспорт “Такси”</text:p>
          </table:table-cell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table-cell office:value-type="string" table:number-columns-spanned="1" table:number-rows-spanned="5" table:style-name="ce12">
            <text:p>021</text:p>
          </table:table-cell>
          <table:table-cell office:value-type="string" table:number-columns-spanned="1" table:number-rows-spanned="5" table:style-name="ce9">
            <text:p>Отображение стоимости и времени в пути "Такси", если время начала пути = 23:23</text:p>
          </table:table-cell>
          <table:table-cell office:value-type="string" table:number-columns-spanned="1" table:number-rows-spanned="5" table:style-name="ce9">
            <text:p>Заходим на сайт / в приложение Яндкс.Маршруты: https://prostokakayato.ru</text:p>
          </table:table-cell>
          <table:table-cell office:value-type="string" table:style-name="ce3">
            <text:p>1</text:p>
          </table:table-cell>
          <table:table-cell office:value-type="string" table:style-name="ce4">
            <text:p>Указываем в поле “Время</text:p>
            <text:p>Начала поездки” 23:23</text:p>
          </table:table-cell>
          <table:table-cell office:value-type="string" table:number-columns-spanned="1" table:number-rows-spanned="5" table:style-name="ce16">
            <text:p>Отображается выбранный маршрут: на карте есть точка "А", линия маршрута, точка "В". <text:s text:c="2"/>Отображается результат поиска:</text:p>
            <text:p>время поездки и</text:p>
            <text:p>стоимость с учетом</text:p>
            <text:p>начала пути.</text:p>
            <text:p>Такси ≈ 22 руб.</text:p>
            <text:p>В пути 2 мин. <text:s text:c="17"/>Отображается кнопка: "Вызвать такси"</text:p>
          </table:table-cell>
          <table:table-cell office:value-type="string" table:number-columns-spanned="1" table:number-rows-spanned="5" table:style-name="ce19">
            <text:p>ОС: Linux, Microsoft Windows, Android Браузеры: Mozilla Firefox 82.0, Yandex Браузер 20.9.3 Приложение: Яндекс.Маршруты</text:p>
          </table:table-cell>
          <table:table-cell table:number-columns-spanned="1" table:number-rows-spanned="5" table:style-name="ce14"/>
          <table:table-cell table:number-columns-spanned="1" table:number-rows-spanned="5" table:style-name="ce14"/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2</text:p>
          </table:table-cell>
          <table:table-cell office:value-type="string" table:style-name="ce6">
            <text:p>Вводим в поле “Откуда”</text:p>
            <text:p>Адрес: “м.Пироговская, 25”</text:p>
          </table:table-cell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3</text:p>
          </table:table-cell>
          <table:table-cell office:value-type="string" table:style-name="ce6">
            <text:p>Вводим в поле “Куда”</text:p>
            <text:p>Адрес: “Хамовнический вал, 34”</text:p>
          </table:table-cell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4</text:p>
          </table:table-cell>
          <table:table-cell office:value-type="string" table:style-name="ce6">
            <text:p>Выбираем режим “Свой”</text:p>
          </table:table-cell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5</text:p>
          </table:table-cell>
          <table:table-cell office:value-type="string" table:style-name="ce6">
            <text:p>Выбираем транспорт “Такси”</text:p>
          </table:table-cell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table-cell office:value-type="string" table:number-columns-spanned="1" table:number-rows-spanned="5" table:style-name="ce12">
            <text:p>022</text:p>
          </table:table-cell>
          <table:table-cell office:value-type="string" table:number-columns-spanned="1" table:number-rows-spanned="5" table:style-name="ce9">
            <text:p>Отображение стоимости и времени в пути "Такси", если время начала пути = 22:01</text:p>
          </table:table-cell>
          <table:table-cell office:value-type="string" table:number-columns-spanned="1" table:number-rows-spanned="5" table:style-name="ce9">
            <text:p>Заходим на сайт / в приложение Яндкс.Маршруты: https://prostokakayato.ru</text:p>
          </table:table-cell>
          <table:table-cell office:value-type="string" table:style-name="ce3">
            <text:p>1</text:p>
          </table:table-cell>
          <table:table-cell office:value-type="string" table:style-name="ce4">
            <text:p>Указываем в поле “Время</text:p>
            <text:p>Начала поездки” 22:01</text:p>
          </table:table-cell>
          <table:table-cell office:value-type="string" table:number-columns-spanned="1" table:number-rows-spanned="5" table:style-name="ce16">
            <text:p>Отображается выбранный маршрут: на карте есть точка "А", линия маршрута, точка "В". <text:s text:c="2"/>Отображается результат поиска:</text:p>
            <text:p>время поездки и</text:p>
            <text:p>стоимость с учетом</text:p>
            <text:p>начала пути.</text:p>
            <text:p>Такси ≈ 55 руб.</text:p>
            <text:p>В пути 5 мин. <text:s text:c="17"/>Отображается кнопка: "Вызвать такси"</text:p>
          </table:table-cell>
          <table:table-cell office:value-type="string" table:number-columns-spanned="1" table:number-rows-spanned="5" table:style-name="ce19">
            <text:p>ОС: Linux, Microsoft Windows, Android Браузеры: Mozilla Firefox 82.0, Yandex Браузер 20.9.3 Приложение: Яндекс.Маршруты</text:p>
          </table:table-cell>
          <table:table-cell table:number-columns-spanned="1" table:number-rows-spanned="5" table:style-name="ce14"/>
          <table:table-cell table:number-columns-spanned="1" table:number-rows-spanned="5" table:style-name="ce14"/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2</text:p>
          </table:table-cell>
          <table:table-cell office:value-type="string" table:style-name="ce6">
            <text:p>Вводим в поле “Откуда”</text:p>
            <text:p>Адрес: “м.Пироговская, 25”</text:p>
          </table:table-cell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3</text:p>
          </table:table-cell>
          <table:table-cell office:value-type="string" table:style-name="ce6">
            <text:p>Вводим в поле “Куда”</text:p>
            <text:p>Адрес: “Фрунзенскаянабережная, 46”</text:p>
          </table:table-cell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4</text:p>
          </table:table-cell>
          <table:table-cell office:value-type="string" table:style-name="ce6">
            <text:p>Выбираем режим “Свой”</text:p>
          </table:table-cell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5</text:p>
          </table:table-cell>
          <table:table-cell office:value-type="string" table:style-name="ce6">
            <text:p>Выбираем транспорт “Такси”</text:p>
          </table:table-cell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table-cell office:value-type="string" table:number-columns-spanned="1" table:number-rows-spanned="5" table:style-name="ce12">
            <text:p>023</text:p>
          </table:table-cell>
          <table:table-cell office:value-type="string" table:number-columns-spanned="1" table:number-rows-spanned="5" table:style-name="ce9">
            <text:p>Отображение стоимости и времени в пути "Такси", если время начала пути = 00:00</text:p>
          </table:table-cell>
          <table:table-cell office:value-type="string" table:number-columns-spanned="1" table:number-rows-spanned="5" table:style-name="ce9">
            <text:p>Заходим на сайт / в приложение Яндкс.Маршруты: https://prostokakayato.ru</text:p>
          </table:table-cell>
          <table:table-cell office:value-type="string" table:style-name="ce3">
            <text:p>1</text:p>
          </table:table-cell>
          <table:table-cell office:value-type="string" table:style-name="ce4">
            <text:p>Указываем в поле “Время</text:p>
            <text:p>Начала поездки” 00:00</text:p>
          </table:table-cell>
          <table:table-cell office:value-type="string" table:number-columns-spanned="1" table:number-rows-spanned="5" table:style-name="ce16">
            <text:p>Отображается выбранный маршрут: на карте есть точка "А", линия маршрута, точка "В". <text:s text:c="2"/>Отображается результат поиска:</text:p>
            <text:p>время поездки и</text:p>
            <text:p>стоимость с учетом</text:p>
            <text:p>начала пути.</text:p>
            <text:p>Такси ≈ 11 руб.</text:p>
            <text:p>В пути 1 мин. <text:s text:c="17"/>Отображается кнопка: "Вызвать такси"</text:p>
          </table:table-cell>
          <table:table-cell office:value-type="string" table:number-columns-spanned="1" table:number-rows-spanned="5" table:style-name="ce19">
            <text:p>ОС: Linux, Microsoft Windows, Android Браузеры: Mozilla Firefox 82.0, Yandex Браузер 20.9.3 Приложение: Яндекс.Маршруты</text:p>
          </table:table-cell>
          <table:table-cell table:number-columns-spanned="1" table:number-rows-spanned="5" table:style-name="ce14"/>
          <table:table-cell table:number-columns-spanned="1" table:number-rows-spanned="5" table:style-name="ce14"/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2</text:p>
          </table:table-cell>
          <table:table-cell office:value-type="string" table:style-name="ce6">
            <text:p>Вводим в поле “Откуда”</text:p>
            <text:p>Адрес: “Хамовнический вал, 34”</text:p>
          </table:table-cell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3</text:p>
          </table:table-cell>
          <table:table-cell office:value-type="string" table:style-name="ce6">
            <text:p>Вводим в поле “Куда”</text:p>
            <text:p>Адрес: “Усачёва, 3”</text:p>
          </table:table-cell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4</text:p>
          </table:table-cell>
          <table:table-cell office:value-type="string" table:style-name="ce6">
            <text:p>Выбираем режим “Свой”</text:p>
          </table:table-cell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5</text:p>
          </table:table-cell>
          <table:table-cell office:value-type="string" table:style-name="ce6">
            <text:p>Выбираем транспорт “Такси”</text:p>
          </table:table-cell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table-cell office:value-type="string" table:number-columns-spanned="1" table:number-rows-spanned="5" table:style-name="ce12">
            <text:p>024</text:p>
          </table:table-cell>
          <table:table-cell office:value-type="string" table:number-columns-spanned="1" table:number-rows-spanned="5" table:style-name="ce9">
            <text:p>Отображение стоимости и времени в пути, если время начала пути = 22:02</text:p>
          </table:table-cell>
          <table:table-cell office:value-type="string" table:number-columns-spanned="1" table:number-rows-spanned="5" table:style-name="ce9">
            <text:p>Заходим на сайт / в приложение Яндкс.Маршруты: https://prostokakayato.ru</text:p>
          </table:table-cell>
          <table:table-cell office:value-type="string" table:style-name="ce3">
            <text:p>1</text:p>
          </table:table-cell>
          <table:table-cell office:value-type="string" table:style-name="ce4">
            <text:p>Указываем в поле “Время</text:p>
            <text:p>Начала поездки” 22:02</text:p>
          </table:table-cell>
          <table:table-cell office:value-type="string" table:number-columns-spanned="1" table:number-rows-spanned="5" table:style-name="ce16">
            <text:p>Отображается выбранный маршрут: на карте есть точка "А", линия маршрута, точка "В". <text:s text:c="2"/>Отображается результат поиска:</text:p>
            <text:p>время поездки и</text:p>
            <text:p>стоимость с учетом</text:p>
            <text:p>начала пути.</text:p>
            <text:p>Такси ≈ 55 руб.</text:p>
            <text:p>В пути 5 мин. <text:s text:c="17"/>Отображается кнопка: "Вызвать такси"</text:p>
          </table:table-cell>
          <table:table-cell office:value-type="string" table:number-columns-spanned="1" table:number-rows-spanned="5" table:style-name="ce19">
            <text:p>ОС: Linux, Microsoft Windows, Android Браузеры: Mozilla Firefox 82.0, Yandex Браузер 20.9.3 Приложение: Яндекс.Маршруты</text:p>
          </table:table-cell>
          <table:table-cell table:number-columns-spanned="1" table:number-rows-spanned="5" table:style-name="ce14"/>
          <table:table-cell table:number-columns-spanned="1" table:number-rows-spanned="5" table:style-name="ce14"/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2</text:p>
          </table:table-cell>
          <table:table-cell office:value-type="string" table:style-name="ce6">
            <text:p>Вводим в поле “Откуда”</text:p>
            <text:p>Адрес: “Хамовнический вал, 34”</text:p>
          </table:table-cell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3</text:p>
          </table:table-cell>
          <table:table-cell office:value-type="string" table:style-name="ce6">
            <text:p>Вводим в поле “Куда”</text:p>
            <text:p>Адрес: “Комсомольский проспект, 18”</text:p>
          </table:table-cell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4</text:p>
          </table:table-cell>
          <table:table-cell office:value-type="string" table:style-name="ce6">
            <text:p>Выбираем режим “Свой”</text:p>
          </table:table-cell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5</text:p>
          </table:table-cell>
          <table:table-cell office:value-type="string" table:style-name="ce6">
            <text:p>Выбираем транспорт “Такси”</text:p>
          </table:table-cell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table-cell office:value-type="string" table:number-columns-spanned="1" table:number-rows-spanned="5" table:style-name="ce12">
            <text:p>025</text:p>
          </table:table-cell>
          <table:table-cell office:value-type="string" table:number-columns-spanned="1" table:number-rows-spanned="5" table:style-name="ce10">
            <text:p>Отображение стоимости и времени в пути "Такси", если время начала пути = 23:59</text:p>
          </table:table-cell>
          <table:table-cell office:value-type="string" table:number-columns-spanned="1" table:number-rows-spanned="5" table:style-name="ce9">
            <text:p>Заходим на сайт / в приложение Яндкс.Маршруты: https://prostokakayato.ru</text:p>
          </table:table-cell>
          <table:table-cell office:value-type="string" table:style-name="ce3">
            <text:p>1</text:p>
          </table:table-cell>
          <table:table-cell office:value-type="string" table:style-name="ce4">
            <text:p>Указываем в поле “Время</text:p>
            <text:p>Начала поездки” 23:59</text:p>
          </table:table-cell>
          <table:table-cell office:value-type="string" table:number-columns-spanned="1" table:number-rows-spanned="5" table:style-name="ce15">
            <text:p>Отображается выбранный маршрут: на карте есть точка "А", линия маршрута, точка "В". <text:s text:c="2"/>Отображается результат поиска:</text:p>
            <text:p>время поездки и</text:p>
            <text:p>стоимость с учетом</text:p>
            <text:p>начала пути.</text:p>
            <text:p>Такси ≈ 55 руб.</text:p>
            <text:p>В пути 5 мин. <text:s text:c="17"/>Отображается кнопка: "Вызвать такси"</text:p>
          </table:table-cell>
          <table:table-cell office:value-type="string" table:number-columns-spanned="1" table:number-rows-spanned="5" table:style-name="ce17">
            <text:p>ОС: Linux, Microsoft Windows, Android Браузеры: Mozilla Firefox 82.0, Yandex Браузер 20.9.3 Приложение: Яндекс.Маршруты</text:p>
          </table:table-cell>
          <table:table-cell table:number-columns-spanned="1" table:number-rows-spanned="5" table:style-name="ce14"/>
          <table:table-cell table:number-columns-spanned="1" table:number-rows-spanned="5" table:style-name="ce14"/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2</text:p>
          </table:table-cell>
          <table:table-cell office:value-type="string" table:style-name="ce6">
            <text:p>Вводим в поле “Откуда”</text:p>
            <text:p>Адрес: “Хамовнический вал, 34”</text:p>
          </table:table-cell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3</text:p>
          </table:table-cell>
          <table:table-cell office:value-type="string" table:style-name="ce6">
            <text:p>Вводим в поле “Куда”</text:p>
            <text:p>Адрес: “Зубовский бульвар, 37”</text:p>
          </table:table-cell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4</text:p>
          </table:table-cell>
          <table:table-cell office:value-type="string" table:style-name="ce6">
            <text:p>Выбираем режим “Свой”</text:p>
          </table:table-cell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5</text:p>
          </table:table-cell>
          <table:table-cell office:value-type="string" table:style-name="ce6">
            <text:p>Выбираем транспорт “Такси”</text:p>
          </table:table-cell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table-cell table:style-name="ce7"/>
          <table:table-cell table:number-columns-repeated="1023" table:style-name="ce5"/>
          <table:table-cell table:number-columns-repeated="15360"/>
        </table:table-row>
        <table:table-row table:style-name="ro1">
          <table:table-cell office:value-type="string" table:number-columns-spanned="1" table:number-rows-spanned="5" table:style-name="ce12">
            <text:p>026</text:p>
          </table:table-cell>
          <table:table-cell office:value-type="string" table:number-columns-spanned="1" table:number-rows-spanned="5" table:style-name="ce13">
            <text:p>Отображение результата поездки на <text:s/>"Такси" в случае указания в поля "Откуда" и "Куда" одного адреса</text:p>
          </table:table-cell>
          <table:table-cell office:value-type="string" table:number-columns-spanned="1" table:number-rows-spanned="5" table:style-name="ce13">
            <text:p>Заходим на сайт / в приложение Яндкс.Маршруты: https://prostokakayato.ru</text:p>
          </table:table-cell>
          <table:table-cell office:value-type="string" table:style-name="ce3">
            <text:p>1</text:p>
          </table:table-cell>
          <table:table-cell office:value-type="string" table:style-name="ce4">
            <text:p>Указываем в поле “Время</text:p>
            <text:p>Начала поездки” 23:58</text:p>
          </table:table-cell>
          <table:table-cell office:value-type="string" table:number-columns-spanned="1" table:number-rows-spanned="5" table:style-name="ce13">
            <text:p>Отображается выбранный маршрут: на карте есть точка "А", линия маршрута, точка "В". <text:s text:c="2"/>Отображается результат поиска:</text:p>
            <text:p>время поездки и</text:p>
            <text:p>стоимость с учетом</text:p>
            <text:p>начала пути.</text:p>
            <text:p>Такси ≈ 0 руб.</text:p>
            <text:p>В пути 0 мин. <text:s text:c="17"/>Отображается кнопка: "Вызвать такси"</text:p>
          </table:table-cell>
          <table:table-cell office:value-type="string" table:number-columns-spanned="1" table:number-rows-spanned="5" table:style-name="ce18">
            <text:p>ОС: Linux, Microsoft Windows, Android Браузеры: Mozilla Firefox 82.0, Yandex Браузер 20.9.3 Приложение: Яндекс.Маршруты</text:p>
          </table:table-cell>
          <table:table-cell table:number-columns-spanned="1" table:number-rows-spanned="5" table:style-name="ce14"/>
          <table:table-cell table:number-columns-spanned="1" table:number-rows-spanned="5" table:style-name="ce14"/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2</text:p>
          </table:table-cell>
          <table:table-cell office:value-type="string" table:style-name="ce6">
            <text:p>Вводим в поле “Откуда”</text:p>
            <text:p>Адрес: “Хамовнический вал, 34”</text:p>
          </table:table-cell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3</text:p>
          </table:table-cell>
          <table:table-cell office:value-type="string" table:style-name="ce6">
            <text:p>Вводим в поле “Куда”</text:p>
            <text:p>Адрес: “Хамовнический вал, 34”</text:p>
          </table:table-cell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4</text:p>
          </table:table-cell>
          <table:table-cell office:value-type="string" table:style-name="ce6">
            <text:p>Выбираем режим “Свой”</text:p>
          </table:table-cell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5</text:p>
          </table:table-cell>
          <table:table-cell office:value-type="string" table:style-name="ce6">
            <text:p>Выбираем транспорт “Такси”</text:p>
          </table:table-cell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number-rows-repeated="104844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Наташечка</dc:creator>
    <meta:creation-date>2020-10-24T15:57:17Z</meta:creation-date>
    <dc:date>2020-10-27T06:31:44Z</dc:date>
    <meta:editing-cycles>7</meta:editing-cycles>
    <meta:editing-duration>PT1508S</meta:editing-duration>
  </office:meta>
</office:document-meta>
</file>